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width="0.102cm" draw:marker-start-width="0.509cm" draw:marker-end-width="0.509cm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143cm" svg:height="1.143cm" svg:x="3.128cm" svg:y="2.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4.228cm" svg:y="2.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5.328cm" svg:y="2.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6.428cm" svg:y="2.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3.128cm" svg:y="3.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4.228cm" svg:y="3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5.328cm" svg:y="3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6.428cm" svg:y="3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3.128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4.228cm" svg:y="5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5.328cm" svg:y="5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6.428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3.128cm" svg:y="6.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4.228cm" svg:y="6.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5.328cm" svg:y="6.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6.428cm" svg:y="6.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35cm" svg:height="0.409cm" svg:x="10.979cm" svg:y="3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35cm" svg:height="0.409cm" svg:x="12.579cm" svg:y="3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layout" svg:width="0.435cm" svg:height="0.409cm" svg:x="14.179cm" svg:y="3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35cm" svg:height="0.409cm" svg:x="15.779cm" svg:y="3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0.435cm" svg:height="0.409cm" svg:x="10.979cm" svg:y="4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35cm" svg:height="0.409cm" svg:x="12.579cm" svg:y="4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0.435cm" svg:height="0.409cm" svg:x="14.179cm" svg:y="4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0.435cm" svg:height="0.409cm" svg:x="15.779cm" svg:y="4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0.435cm" svg:height="0.409cm" svg:x="10.979cm" svg:y="5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0.435cm" svg:height="0.409cm" svg:x="12.579cm" svg:y="5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35cm" svg:height="0.409cm" svg:x="14.179cm" svg:y="5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35cm" svg:height="0.409cm" svg:x="15.779cm" svg:y="5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0.435cm" svg:height="0.409cm" svg:x="10.979cm" svg:y="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35cm" svg:height="0.409cm" svg:x="12.579cm" svg:y="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35cm" svg:height="0.409cm" svg:x="14.179cm" svg:y="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35cm" svg:height="0.409cm" svg:x="15.779cm" svg:y="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4.397cm" svg:y1="3.554cm" svg:x2="14.397cm" svg:y2="4.345cm" draw:start-shape="id1" draw:start-glue-point="8" draw:end-shape="id2" draw:end-glue-point="4" svg:d="M14397 3554v791" svg:viewBox="0 0 1 792">
          <text:p/>
        </draw:connector>
        <draw:connector draw:style-name="gr4" draw:text-style-name="P1" draw:layer="layout" svg:x1="14.614cm" svg:y1="4.55cm" svg:x2="15.779cm" svg:y2="4.55cm" draw:start-shape="id2" draw:start-glue-point="10" draw:end-shape="id3" draw:end-glue-point="6" svg:d="M14614 4550h1165" svg:viewBox="0 0 1166 1">
          <text:p/>
        </draw:connector>
        <draw:connector draw:style-name="gr4" draw:text-style-name="P1" draw:layer="layout" svg:x1="11.414cm" svg:y1="5.75cm" svg:x2="12.579cm" svg:y2="5.75cm" draw:start-shape="id4" draw:start-glue-point="10" draw:end-shape="id5" draw:end-glue-point="6" svg:d="M11414 5750h1165" svg:viewBox="0 0 1166 1">
          <text:p/>
        </draw:connector>
        <draw:connector draw:style-name="gr4" draw:text-style-name="P1" draw:layer="layout" svg:x1="11.197cm" svg:y1="5.545cm" svg:x2="11.197cm" svg:y2="4.754cm" draw:start-shape="id4" draw:start-glue-point="4" draw:end-shape="id6" draw:end-glue-point="8" svg:d="M11197 5545v-791" svg:viewBox="0 0 1 792">
          <text:p/>
        </draw:connector>
        <draw:connector draw:style-name="gr4" draw:text-style-name="P1" draw:layer="layout" svg:x1="11.197cm" svg:y1="5.954cm" svg:x2="11.197cm" svg:y2="6.745cm" draw:start-shape="id4" draw:start-glue-point="8" draw:end-shape="id7" draw:end-glue-point="4" svg:d="M11197 5954v791" svg:viewBox="0 0 1 79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7T13:49:32.805469766</meta:creation-date>
    <dc:date>2016-05-17T13:56:13.149153061</dc:date>
    <dc:creator>elucterio </dc:creator>
    <meta:editing-duration>PT2M52S</meta:editing-duration>
    <meta:editing-cycles>2</meta:editing-cycles>
    <meta:generator>LibreOffice/4.2.8.2$Linux_X86_64 LibreOffice_project/420m0$Build-2</meta:generator>
    <meta:document-statistic meta:object-count="37"/>
  </office:meta>
</office:document-meta>
</file>